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C000000DC04C1CEBC048042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8.807cm" style:rel-column-width="32813*"/>
    </style:style>
    <style:style style:name="Tableau3.B" style:family="table-column">
      <style:table-column-properties style:column-width="5.689cm" style:rel-column-width="21194*"/>
    </style:style>
    <style:style style:name="Tableau3.C" style:family="table-column">
      <style:table-column-properties style:column-width="3.094cm" style:rel-column-width="11528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writing-mode="page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background-color="#f4d451" fo:padding="0cm" fo:border="none" style:writing-mode="page">
        <style:background-image/>
      </style:table-cell-properties>
    </style:style>
    <style:style style:name="Tableau12" style:family="table">
      <style:table-properties style:width="17.59cm" table:align="margins"/>
    </style:style>
    <style:style style:name="Tableau12.A" style:family="table-column">
      <style:table-column-properties style:column-width="11cm" style:rel-column-width="40982*"/>
    </style:style>
    <style:style style:name="Tableau12.B" style:family="table-column">
      <style:table-column-properties style:column-width="6.59cm" style:rel-column-width="24553*"/>
    </style:style>
    <style:style style:name="Tableau12.A1" style:family="table-cell">
      <style:table-cell-properties fo:background-color="#f4d451" style:writing-mode="page">
        <style:background-image/>
      </style:table-cell-properties>
    </style:style>
    <style:style style:name="Tableau13" style:family="table">
      <style:table-properties style:width="17.59cm" table:align="margins"/>
    </style:style>
    <style:style style:name="Tableau13.A" style:family="table-column">
      <style:table-column-properties style:column-width="8.807cm" style:rel-column-width="32813*"/>
    </style:style>
    <style:style style:name="Tableau13.B" style:family="table-column">
      <style:table-column-properties style:column-width="5.689cm" style:rel-column-width="21194*"/>
    </style:style>
    <style:style style:name="Tableau13.C" style:family="table-column">
      <style:table-column-properties style:column-width="3.094cm" style:rel-column-width="11528*"/>
    </style:style>
    <style:style style:name="Tableau13.A1" style:family="table-cell">
      <style:table-cell-properties style:writing-mode="page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background-color="#e7b3a7" style:writing-mode="page">
        <style:background-image/>
      </style:table-cell-properties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11cm" style:rel-column-width="40982*"/>
    </style:style>
    <style:style style:name="Tableau6.B" style:family="table-column">
      <style:table-column-properties style:column-width="6.59cm" style:rel-column-width="24553*"/>
    </style:style>
    <style:style style:name="Tableau6.A1" style:family="table-cell">
      <style:table-cell-properties fo:background-color="#e7b3a7" style:writing-mode="page">
        <style:background-image/>
      </style:table-cell-properties>
    </style:style>
    <style:style style:name="Tableau14" style:family="table">
      <style:table-properties style:width="17.59cm" table:align="margins"/>
    </style:style>
    <style:style style:name="Tableau14.A" style:family="table-column">
      <style:table-column-properties style:column-width="8.694cm" style:rel-column-width="32392*"/>
    </style:style>
    <style:style style:name="Tableau14.B" style:family="table-column">
      <style:table-column-properties style:column-width="5.801cm" style:rel-column-width="21614*"/>
    </style:style>
    <style:style style:name="Tableau14.C" style:family="table-column">
      <style:table-column-properties style:column-width="3.094cm" style:rel-column-width="11529*"/>
    </style:style>
    <style:style style:name="Tableau14.A1" style:family="table-cell">
      <style:table-cell-properties style:writing-mode="page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17.59cm" style:rel-column-width="65535*"/>
    </style:style>
    <style:style style:name="Tableau8.A1" style:family="table-cell">
      <style:table-cell-properties fo:background-color="#f8c5a5" style:writing-mode="page">
        <style:background-image/>
      </style:table-cell-properties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11cm" style:rel-column-width="40982*"/>
    </style:style>
    <style:style style:name="Tableau7.B" style:family="table-column">
      <style:table-column-properties style:column-width="6.59cm" style:rel-column-width="24553*"/>
    </style:style>
    <style:style style:name="Tableau7.A1" style:family="table-cell">
      <style:table-cell-properties fo:background-color="#f8c5a5" style:writing-mode="page">
        <style:background-image/>
      </style:table-cell-properties>
    </style:style>
    <style:style style:name="Tableau15" style:family="table">
      <style:table-properties style:width="17.59cm" table:align="margins"/>
    </style:style>
    <style:style style:name="Tableau15.A" style:family="table-column">
      <style:table-column-properties style:column-width="8.805cm" style:rel-column-width="32806*"/>
    </style:style>
    <style:style style:name="Tableau15.B" style:family="table-column">
      <style:table-column-properties style:column-width="5.689cm" style:rel-column-width="21194*"/>
    </style:style>
    <style:style style:name="Tableau15.C" style:family="table-column">
      <style:table-column-properties style:column-width="3.096cm" style:rel-column-width="11535*"/>
    </style:style>
    <style:style style:name="Tableau15.A1" style:family="table-cell">
      <style:table-cell-properties style:writing-mode="page"/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17.59cm" style:rel-column-width="65535*"/>
    </style:style>
    <style:style style:name="Tableau10.A1" style:family="table-cell">
      <style:table-cell-properties fo:background-color="#659962" style:writing-mode="page">
        <style:background-image/>
      </style:table-cell-properties>
    </style:style>
    <style:style style:name="Tableau9" style:family="table">
      <style:table-properties style:width="17.59cm" table:align="margins"/>
    </style:style>
    <style:style style:name="Tableau9.A" style:family="table-column">
      <style:table-column-properties style:column-width="8.795cm" style:rel-column-width="32767*"/>
    </style:style>
    <style:style style:name="Tableau9.B" style:family="table-column">
      <style:table-column-properties style:column-width="8.795cm" style:rel-column-width="32768*"/>
    </style:style>
    <style:style style:name="Tableau9.A1" style:family="table-cell">
      <style:table-cell-properties fo:background-color="#659962" style:writing-mode="page">
        <style:background-image/>
      </style:table-cell-properties>
    </style:style>
    <style:style style:name="Tableau16" style:family="table">
      <style:table-properties style:width="17.59cm" table:align="margins"/>
    </style:style>
    <style:style style:name="Tableau16.A" style:family="table-column">
      <style:table-column-properties style:column-width="8.807cm" style:rel-column-width="32813*"/>
    </style:style>
    <style:style style:name="Tableau16.B" style:family="table-column">
      <style:table-column-properties style:column-width="5.689cm" style:rel-column-width="21194*"/>
    </style:style>
    <style:style style:name="Tableau16.C" style:family="table-column">
      <style:table-column-properties style:column-width="3.094cm" style:rel-column-width="11528*"/>
    </style:style>
    <style:style style:name="Tableau16.A1" style:family="table-cell">
      <style:table-cell-properties style:writing-mode="page"/>
    </style:style>
    <style:style style:name="P1" style:family="paragraph" style:parent-style-name="Header_20_left">
      <style:paragraph-properties fo:text-align="center" style:justify-single-word="false"/>
      <style:text-properties style:font-name="FreeSans1" fo:font-size="16pt" style:text-underline-style="solid" style:text-underline-width="auto" style:text-underline-color="font-color" fo:font-weight="bold" officeooo:rsid="00493771" officeooo:paragraph-rsid="004bd14f" style:font-size-asian="14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paragraph-rsid="00184271"/>
    </style:style>
    <style:style style:name="P3" style:family="paragraph" style:parent-style-name="Text_20_body">
      <style:paragraph-properties fo:text-align="start" style:justify-single-word="false"/>
      <style:text-properties officeooo:paragraph-rsid="00159a35"/>
    </style:style>
    <style:style style:name="P4" style:family="paragraph" style:parent-style-name="Text_20_body">
      <style:paragraph-properties fo:text-align="start" style:justify-single-word="false"/>
      <style:text-properties officeooo:paragraph-rsid="00280848"/>
    </style:style>
    <style:style style:name="P5" style:family="paragraph" style:parent-style-name="Text_20_body">
      <style:paragraph-properties fo:text-align="start" style:justify-single-word="false"/>
      <style:text-properties officeooo:paragraph-rsid="0047e631"/>
    </style:style>
    <style:style style:name="P6" style:family="paragraph" style:parent-style-name="Text_20_body">
      <style:paragraph-properties fo:text-align="start" style:justify-single-word="false"/>
      <style:text-properties style:font-name="FreeSans1" officeooo:paragraph-rsid="001e206b"/>
    </style:style>
    <style:style style:name="P7" style:family="paragraph" style:parent-style-name="Text_20_body">
      <style:paragraph-properties fo:text-align="start" style:justify-single-word="false"/>
      <style:text-properties style:font-name="FreeSans1" officeooo:paragraph-rsid="0023bd33"/>
    </style:style>
    <style:style style:name="P8" style:family="paragraph" style:parent-style-name="Text_20_body">
      <style:paragraph-properties fo:text-align="start" style:justify-single-word="false"/>
      <style:text-properties style:font-name="FreeSans1" fo:font-weight="normal" officeooo:rsid="0023bd33" officeooo:paragraph-rsid="0023bd33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FreeSans1" officeooo:rsid="0023bd33" officeooo:paragraph-rsid="0023bd33"/>
    </style:style>
    <style:style style:name="P10" style:family="paragraph" style:parent-style-name="Text_20_body">
      <style:paragraph-properties fo:text-align="start" style:justify-single-word="false"/>
      <style:text-properties style:font-name="FreeSans1" fo:font-size="12pt" officeooo:rsid="003d378b" officeooo:paragraph-rsid="0047e631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FreeSans1" officeooo:paragraph-rsid="00184271"/>
    </style:style>
    <style:style style:name="P12" style:family="paragraph" style:parent-style-name="Table_20_Contents">
      <style:paragraph-properties fo:text-align="start" style:justify-single-word="false"/>
      <style:text-properties style:font-name="FreeSans1" officeooo:rsid="0014c5dd" officeooo:paragraph-rsid="0014c5dd"/>
    </style:style>
    <style:style style:name="P13" style:family="paragraph" style:parent-style-name="Table_20_Contents">
      <style:paragraph-properties fo:text-align="start" style:justify-single-word="false"/>
      <style:text-properties style:font-name="FreeSans1" officeooo:rsid="00159a35" officeooo:paragraph-rsid="00159a35"/>
    </style:style>
    <style:style style:name="P14" style:family="paragraph" style:parent-style-name="Table_20_Contents">
      <style:paragraph-properties fo:text-align="start" style:justify-single-word="false"/>
      <style:text-properties style:font-name="FreeSans1" officeooo:rsid="00159a35" officeooo:paragraph-rsid="00513e9a"/>
    </style:style>
    <style:style style:name="P15" style:family="paragraph" style:parent-style-name="Table_20_Contents">
      <style:paragraph-properties fo:text-align="start" style:justify-single-word="false"/>
      <style:text-properties style:font-name="FreeSans1" style:text-underline-style="solid" style:text-underline-width="auto" style:text-underline-color="font-color" fo:font-weight="bold" officeooo:rsid="00184271" officeooo:paragraph-rsid="00184271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Sans1" style:text-underline-style="solid" style:text-underline-width="auto" style:text-underline-color="font-color" fo:font-weight="bold" officeooo:rsid="00159a35" officeooo:paragraph-rsid="00184271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Sans1" style:text-underline-style="solid" style:text-underline-width="auto" style:text-underline-color="font-color" fo:font-weight="bold" officeooo:rsid="00159a35" officeooo:paragraph-rsid="00159a35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FreeSans1" officeooo:rsid="00513e9a" officeooo:paragraph-rsid="00513e9a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FreeSans1" officeooo:rsid="00159a35" officeooo:paragraph-rsid="00184271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officeooo:paragraph-rsid="00280848"/>
    </style:style>
    <style:style style:name="P21" style:family="paragraph" style:parent-style-name="Frame_20_contents">
      <style:paragraph-properties fo:text-align="start" style:justify-single-word="false"/>
    </style:style>
    <style:style style:name="P22" style:family="paragraph" style:parent-style-name="Heading_20_1">
      <style:paragraph-properties fo:text-align="center" style:justify-single-word="false"/>
      <style:text-properties style:font-name="FreeSans1" fo:font-size="16pt" officeooo:paragraph-rsid="001385ba" style:font-size-asian="16pt" style:font-size-complex="16pt"/>
    </style:style>
    <style:style style:name="P23" style:family="paragraph" style:parent-style-name="Heading_20_1">
      <style:paragraph-properties fo:text-align="start" style:justify-single-word="false"/>
      <style:text-properties style:font-name="FreeSans1" fo:font-size="12pt" officeooo:paragraph-rsid="00159a35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officeooo:paragraph-rsid="00268afd"/>
    </style:style>
    <style:style style:name="P25" style:family="paragraph" style:parent-style-name="Text_20_body">
      <style:paragraph-properties fo:text-align="start" style:justify-single-word="false"/>
      <style:text-properties officeooo:paragraph-rsid="00184271"/>
    </style:style>
    <style:style style:name="P26" style:family="paragraph" style:parent-style-name="Text_20_body">
      <style:paragraph-properties fo:text-align="start" style:justify-single-word="false"/>
      <style:text-properties officeooo:paragraph-rsid="00280848"/>
    </style:style>
    <style:style style:name="P27" style:family="paragraph" style:parent-style-name="Text_20_body">
      <style:paragraph-properties fo:text-align="start" style:justify-single-word="false"/>
      <style:text-properties officeooo:paragraph-rsid="00317b43"/>
    </style:style>
    <style:style style:name="T1" style:family="text">
      <style:text-properties officeooo:rsid="0014c5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9b4e"/>
    </style:style>
    <style:style style:name="T4" style:family="text">
      <style:text-properties style:font-name="FreeSans1" fo:font-size="13pt" officeooo:rsid="00159a35" style:font-size-asian="13pt" style:font-size-complex="13pt"/>
    </style:style>
    <style:style style:name="T5" style:family="text">
      <style:text-properties style:font-name="FreeSans1" fo:font-size="13pt" officeooo:rsid="002b5edb" style:font-size-asian="13pt" style:font-size-complex="13pt"/>
    </style:style>
    <style:style style:name="T6" style:family="text">
      <style:text-properties style:font-name="FreeSans1" fo:font-size="13pt" officeooo:rsid="00317b43" style:font-size-asian="13pt" style:font-size-complex="13pt"/>
    </style:style>
    <style:style style:name="T7" style:family="text">
      <style:text-properties style:font-name="FreeSans1" fo:font-size="13pt" officeooo:rsid="003533f6" style:font-size-asian="13pt" style:font-size-complex="13pt"/>
    </style:style>
    <style:style style:name="T8" style:family="text">
      <style:text-properties style:font-name="FreeSans1" fo:font-size="13pt" officeooo:rsid="00356b46" style:font-size-asian="13pt" style:font-size-complex="13pt"/>
    </style:style>
    <style:style style:name="T9" style:family="text">
      <style:text-properties style:font-name="FreeSans1" officeooo:rsid="002cffaa"/>
    </style:style>
    <style:style style:name="T10" style:family="text">
      <style:text-properties style:font-name="FreeSans1" fo:font-size="12pt" officeooo:rsid="003d378b" style:font-size-asian="12pt" style:font-size-complex="12pt"/>
    </style:style>
    <style:style style:name="T11" style:family="text">
      <style:text-properties style:font-name="FreeSans1" fo:font-size="12pt" officeooo:rsid="0047519e" style:font-size-asian="12pt" style:font-size-complex="12pt"/>
    </style:style>
    <style:style style:name="T12" style:family="text">
      <style:text-properties style:font-name="FreeSans1" officeooo:rsid="00159a3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84271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4c5d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style:font-name="FreeSans1" officeooo:rsid="00159a35" fo:background-color="transparent" loext:char-shading-value="0"/>
    </style:style>
    <style:style style:name="T18" style:family="text">
      <style:text-properties fo:color="#000000" style:font-name="FreeSans1" fo:font-weight="bold" fo:background-color="transparent" loext:char-shading-value="0" style:font-weight-asian="bold" style:font-weight-complex="bold"/>
    </style:style>
    <style:style style:name="T19" style:family="text">
      <style:text-properties fo:color="#000000" style:font-name="FreeSans1" fo:font-weight="bold" officeooo:rsid="00159a35" fo:background-color="transparent" loext:char-shading-value="0" style:font-weight-asian="bold" style:font-weight-complex="bold"/>
    </style:style>
    <style:style style:name="T20" style:family="text">
      <style:text-properties fo:color="#000000" style:font-name="FreeSans1" style:text-underline-style="none" fo:font-weight="bold" officeooo:rsid="00159a35" fo:background-color="transparent" loext:char-shading-value="0" style:font-weight-asian="bold" style:font-weight-complex="bold"/>
    </style:style>
    <style:style style:name="T21" style:family="text">
      <style:text-properties fo:color="#000000" style:font-name="FreeSans1" fo:font-weight="normal" officeooo:rsid="00159a35" fo:background-color="transparent" loext:char-shading-value="0" style:font-weight-asian="normal" style:font-weight-complex="normal"/>
    </style:style>
    <style:style style:name="T22" style:family="text">
      <style:text-properties fo:color="#000000" fo:font-weight="normal" officeooo:rsid="00159a35" fo:background-color="transparent" loext:char-shading-value="0" style:font-weight-asian="normal" style:font-weight-complex="normal"/>
    </style:style>
    <style:style style:name="T23" style:family="text">
      <style:text-properties officeooo:rsid="00159a35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nimation.titre" text:name="py3o.animation.titre"/>
        <text:user-field-decl office:value-type="string" office:string-value="animation.description" text:name="py3o.animation.description"/>
        <text:user-field-decl office:value-type="string" office:string-value="animation.auteurs" text:name="py3o.animation.auteurs"/>
        <text:user-field-decl office:value-type="string" office:string-value="animation.pre_anim" text:name="py3o.animation.pre_anim"/>
        <text:user-field-decl office:value-type="string" office:string-value="animation.post_anim" text:name="py3o.animation.post_anim"/>
        <text:user-field-decl office:value-type="string" office:string-value="animation.objectifs" text:name="py3o.animation.objectifs"/>
        <text:user-field-decl office:value-type="string" office:string-value="animation.lieu" text:name="py3o.animation.lieu"/>
        <text:user-field-decl office:value-type="string" office:string-value="seq.titre" text:name="py3o.seq.titre"/>
        <text:user-field-decl office:value-type="string" office:string-value="seq.objectifs" text:name="py3o.seq.objectifs"/>
        <text:user-field-decl office:value-type="string" office:string-value="seq.fk_modalite" text:name="py3o.seq.fk_modalite"/>
        <text:user-field-decl office:value-type="string" office:string-value="seq.fk_approche" text:name="py3o.seq.fk_approche"/>
        <text:user-field-decl office:value-type="string" office:string-value="seq.description" text:name="py3o.seq.description"/>
        <text:user-field-decl office:value-type="string" office:string-value="seq.materiel_div" text:name="py3o.seq.materiel_div"/>
        <text:user-field-decl office:value-type="string" office:string-value="seq.fk_duree" text:name="py3o.seq.fk_duree"/>
        <text:user-field-decl office:value-type="string" office:string-value="seq.fk_type_seq" text:name="py3o.seq.fk_type_seq"/>
        <text:user-field-decl office:value-type="string" office:string-value="animation.fk_duree.nom" text:name="py3o.animation.fk_duree.nom"/>
        <text:user-field-decl office:value-type="string" office:string-value="seq.fk_approche.nom" text:name="py3o.seq.fk_approche.nom"/>
        <text:user-field-decl office:value-type="string" office:string-value="seq.fk_duree.nom" text:name="py3o.seq.fk_duree.nom"/>
        <text:user-field-decl office:value-type="string" office:string-value="seq.fk_modalite.nom" text:name="py3o.seq.fk_modalite.nom"/>
        <text:user-field-decl office:value-type="string" office:string-value="seq.fk_type_seq.nom" text:name="py3o.seq.fk_type_seq.nom"/>
        <text:user-field-decl office:value-type="string" office:string-value="animation.public_specifique" text:name="py3o.animation.public_specifique"/>
        <text:user-field-decl office:value-type="string" office:string-value="animation.fk_duree.label" text:name="py3o.animation.fk_duree.label"/>
        <text:user-field-decl office:value-type="string" office:string-value="seq.fk_type_seq.label" text:name="py3o.seq.fk_type_seq.label"/>
        <text:user-field-decl office:value-type="string" office:string-value="seq.fk_approche.label" text:name="py3o.seq.fk_approche.label"/>
        <text:user-field-decl office:value-type="string" office:string-value="seq.fk_modalite.label" text:name="py3o.seq.fk_modalite.label"/>
        <text:user-field-decl office:value-type="string" office:string-value="seq.fk_duree.label" text:name="py3o.seq.fk_duree.label"/>
      </text:user-field-decls>
      <text:h text:style-name="P22" text:outline-level="1"><text:user-field-get text:name="py3o.animation.titre">animation.titre</text:user-field-get></text:h>
      <text:h text:style-name="P23" text:outline-level="1"><text:span text:style-name="T3">Auteur : </text:span><text:user-field-get text:name="py3o.animation.auteurs">animation.auteurs</text:user-field-get></text:h>
      <table:table table:name="Tableau1" table:style-name="Tableau1">
        <table:table-column table:style-name="Tableau1.A"/>
        <table:table-column table:style-name="Tableau1.B"/>
        <table:table-row table:style-name="TableLine94550009936208">
          <table:table-cell table:style-name="Tableau1.A1" office:value-type="string">
            <text:p text:style-name="P11"><text:span text:style-name="T14">Durée</text:span><text:span text:style-name="T15"> :</text:span><text:span text:style-name="T1"> </text:span><text:span text:style-name="T1"><text:user-field-get text:name="py3o.animation.fk_duree.label">animation.fk_duree.label</text:user-field-get></text:span></text:p>
          </table:table-cell>
          <table:table-cell table:style-name="Tableau1.A1" office:value-type="string">
            <text:p text:style-name="P12"><text:span text:style-name="T13">Lieu :</text:span> <text:user-field-get text:name="py3o.animation.lieu">animation.lieu</text:user-field-get></text:p>
          </table:table-cell>
        </table:table-row>
      </table:table>
      <table:table table:name="Tableau2" table:style-name="Tableau2">
        <table:table-column table:style-name="Tableau2.A"/>
        <table:table-row table:style-name="TableLine94550009961184">
          <table:table-cell table:style-name="Tableau2.A1" office:value-type="string">
            <text:p text:style-name="P15">Description :</text:p>
            <text:p text:style-name="P6"><text:user-field-get text:name="py3o.animation.description">animation.description</text:user-field-get></text:p>
            <text:p text:style-name="P16">Objectifs :</text:p>
            <text:p text:style-name="P13"><text:user-field-get text:name="py3o.animation.objectifs">animation.objectifs</text:user-field-get></text:p>
            <text:p text:style-name="P13"/>
            <text:p text:style-name="P13"><text:span text:style-name="T16">Avant l’animation :</text:span><text:span text:style-name="T2"> </text:span><text:user-field-get text:name="py3o.animation.pre_anim">animation.pre_anim</text:user-field-get></text:p>
            <text:p text:style-name="P13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7">Description de l’animation par les séquences</text:p>
          </table:table-cell>
          <table:table-cell table:style-name="Tableau3.A1" office:value-type="string">
            <text:p text:style-name="P17">Objectifs</text:p>
          </table:table-cell>
          <table:table-cell table:style-name="Tableau3.A1" office:value-type="string">
            <text:p text:style-name="P17">Matériel</text:p>
          </table:table-cell>
        </table:table-row>
      </table:table>
      <text:p text:style-name="P3"><text:a xlink:type="simple" xlink:href="py3o://for=%22seq%20in%20sequences%22" text:style-name="Internet_20_link" text:visited-style-name="Visited_20_Internet_20_Link"><text:span text:style-name="T4">for="seq in sequences"</text:span></text:a></text:p>
      <text:p text:style-name="P24"><text:a xlink:type="simple" xlink:href="py3o://if=&quot;seq.fk_type_seq.code=='intro'&quot;" text:style-name="Internet_20_link" text:visited-style-name="Visited_20_Internet_20_Link"><text:span text:style-name="T9">if="seq.fk_type_seq.code=='intro'"</text:span></text:a></text:p>
      <table:table table:name="Tableau5" table:style-name="Tableau5">
        <table:table-column table:style-name="Tableau5.A"/>
        <table:table-row table:style-name="TableLine94550009991552">
          <table:table-cell table:style-name="Tableau5.A1" office:value-type="string">
            <text:p text:style-name="P19"><text:span text:style-name="T2"><text:user-field-get text:name="py3o.seq.fk_type_seq.label">seq.fk_type_seq.label</text:user-field-get></text:span><text:s/>: <text:span text:style-name="T2"><text:user-field-get text:name="py3o.seq.titre">seq.titre</text:user-field-get></text:span></text:p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row table:style-name="TableLine94550009994352">
          <table:table-cell table:style-name="Tableau12.A1" office:value-type="string">
            <text:p text:style-name="P18"><text:span text:style-name="T2">Approche :</text:span> <text:user-field-get text:name="py3o.seq.fk_approche.label">seq.fk_approche.label</text:user-field-get><text:span text:style-name="T21">,</text:span><text:span text:style-name="T19"> </text:span><text:span text:style-name="T18">Modalité : </text:span><text:span text:style-name="T22"><text:user-field-get text:name="py3o.seq.fk_modalite.label">seq.fk_modalite.label</text:user-field-get></text:span></text:p>
          </table:table-cell>
          <table:table-cell table:style-name="Tableau12.A1" office:value-type="string">
            <text:p text:style-name="P18"><text:span text:style-name="T2">Durée :</text:span> <text:span text:style-name="T23"><text:user-field-get text:name="py3o.seq.fk_duree.label">seq.fk_duree.label</text:user-field-get></text:span>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Line94550010009008">
          <table:table-cell table:style-name="Tableau13.A1" office:value-type="string">
            <text:p text:style-name="P14"><text:user-field-get text:name="py3o.seq.description">seq.description</text:user-field-get></text:p>
            <text:p text:style-name="P14"/>
          </table:table-cell>
          <table:table-cell table:style-name="Tableau13.A1" office:value-type="string">
            <text:p text:style-name="P14"><text:user-field-get text:name="py3o.seq.objectifs">seq.objectifs</text:user-field-get></text:p>
            <text:p text:style-name="P14"/>
          </table:table-cell>
          <table:table-cell table:style-name="Tableau13.A1" office:value-type="string">
            <text:p text:style-name="P14"><text:user-field-get text:name="py3o.seq.materiel_div">seq.materiel_div</text:user-field-get></text:p>
            <text:p text:style-name="P14"/>
          </table:table-cell>
        </table:table-row>
      </table:table>
      <text:p text:style-name="P2"><text:a xlink:type="simple" xlink:href="py3o:///if" text:style-name="Internet_20_link" text:visited-style-name="Visited_20_Internet_20_Link"><text:span text:style-name="T5">/if</text:span></text:a></text:p>
      <text:p text:style-name="P2"><text:a xlink:type="simple" xlink:href="py3o://if=&quot;seq.fk_type_seq.code=='dvp'&quot;" text:style-name="Internet_20_link" text:visited-style-name="Visited_20_Internet_20_Link"><text:span text:style-name="T5">if="seq.fk_type_seq.code=='dvp'"</text:span></text:a></text:p>
      <table:table table:name="Tableau4" table:style-name="Tableau4">
        <table:table-column table:style-name="Tableau4.A"/>
        <table:table-row table:style-name="TableLine94550010016992">
          <table:table-cell table:style-name="Tableau4.A1" office:value-type="string">
            <text:p text:style-name="P20"><text:span text:style-name="T19"><text:user-field-get text:name="py3o.seq.fk_type_seq.label">seq.fk_type_seq.label</text:user-field-get></text:span><text:span text:style-name="T17"><text:s/>: </text:span><text:span text:style-name="T19"><text:user-field-get text:name="py3o.seq.titre">seq.titre</text:user-field-get></text:span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 table:style-name="TableLine94550010019056">
          <table:table-cell table:style-name="Tableau6.A1" office:value-type="string">
            <text:p text:style-name="P18"><text:span text:style-name="T2">Approche :</text:span> <text:user-field-get text:name="py3o.seq.fk_approche.label">seq.fk_approche.label</text:user-field-get><text:span text:style-name="T21">,</text:span><text:span text:style-name="T19"> </text:span><text:span text:style-name="T18">Modalité : </text:span><text:span text:style-name="T22"><text:user-field-get text:name="py3o.seq.fk_modalite.label">seq.fk_modalite.label</text:user-field-get></text:span></text:p>
          </table:table-cell>
          <table:table-cell table:style-name="Tableau6.A1" office:value-type="string">
            <text:p text:style-name="P18"><text:span text:style-name="T2">Durée :</text:span> <text:span text:style-name="T23"><text:user-field-get text:name="py3o.seq.fk_duree.label">seq.fk_duree.label</text:user-field-get></text:span></text:p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Line94550010030864">
          <table:table-cell table:style-name="Tableau14.A1" office:value-type="string">
            <text:p text:style-name="P14"><text:user-field-get text:name="py3o.seq.description">seq.description</text:user-field-get></text:p>
            <text:p text:style-name="P14"/>
          </table:table-cell>
          <table:table-cell table:style-name="Tableau14.A1" office:value-type="string">
            <text:p text:style-name="P14"><text:user-field-get text:name="py3o.seq.objectifs">seq.objectifs</text:user-field-get></text:p>
            <text:p text:style-name="P14"/>
          </table:table-cell>
          <table:table-cell table:style-name="Tableau14.A1" office:value-type="string">
            <text:p text:style-name="P14"><text:user-field-get text:name="py3o.seq.materiel_div">seq.materiel_div</text:user-field-get></text:p>
            <text:p text:style-name="P14"/>
          </table:table-cell>
        </table:table-row>
      </table:table>
      <text:p text:style-name="P2"><text:a xlink:type="simple" xlink:href="py3o:///if" text:style-name="Internet_20_link" text:visited-style-name="Visited_20_Internet_20_Link"><text:span text:style-name="T6">/if</text:span></text:a></text:p>
      <text:p text:style-name="P4"><text:a xlink:type="simple" xlink:href="py3o://if=&quot;seq.fk_type_seq.code=='dvpopt'&quot;" text:style-name="Internet_20_link" text:visited-style-name="Visited_20_Internet_20_Link"><text:span text:style-name="T8">if="seq.fk_type_seq.code=='dvpopt'"</text:span></text:a></text:p>
      <table:table table:name="Tableau8" table:style-name="Tableau8">
        <table:table-column table:style-name="Tableau8.A"/>
        <table:table-row table:style-name="TableLine94550010038608">
          <table:table-cell table:style-name="Tableau8.A1" office:value-type="string">
            <text:p text:style-name="P20"><text:span text:style-name="T19"><text:user-field-get text:name="py3o.seq.fk_type_seq.label">seq.fk_type_seq.label</text:user-field-get></text:span><text:span text:style-name="T17"><text:s/>: </text:span><text:span text:style-name="T19"><text:user-field-get text:name="py3o.seq.titre">seq.titre</text:user-field-get></text:span></text:p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row table:style-name="TableLine94550010040624">
          <table:table-cell table:style-name="Tableau7.A1" office:value-type="string">
            <text:p text:style-name="P18"><text:span text:style-name="T2">Approche :</text:span> <text:user-field-get text:name="py3o.seq.fk_approche.label">seq.fk_approche.label</text:user-field-get><text:span text:style-name="T21">,</text:span><text:span text:style-name="T19"> </text:span><text:span text:style-name="T18">Modalité : </text:span><text:span text:style-name="T22"><text:user-field-get text:name="py3o.seq.fk_modalite.label">seq.fk_modalite.label</text:user-field-get></text:span></text:p>
          </table:table-cell>
          <table:table-cell table:style-name="Tableau7.A1" office:value-type="string">
            <text:p text:style-name="P18"><text:span text:style-name="T2">Durée :</text:span> <text:span text:style-name="T23"><text:user-field-get text:name="py3o.seq.fk_duree.label">seq.fk_duree.label</text:user-field-get></text:span></text:p>
          </table:table-cell>
        </table:table-row>
      </table:table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 table:style-name="TableLine94550010051536">
          <table:table-cell table:style-name="Tableau15.A1" office:value-type="string">
            <text:p text:style-name="P14"><text:user-field-get text:name="py3o.seq.description">seq.description</text:user-field-get></text:p>
            <text:p text:style-name="P14"/>
          </table:table-cell>
          <table:table-cell table:style-name="Tableau15.A1" office:value-type="string">
            <text:p text:style-name="P14"><text:user-field-get text:name="py3o.seq.objectifs">seq.objectifs</text:user-field-get></text:p>
            <text:p text:style-name="P14"/>
          </table:table-cell>
          <table:table-cell table:style-name="Tableau15.A1" office:value-type="string">
            <text:p text:style-name="P14"><text:user-field-get text:name="py3o.seq.materiel_div">seq.materiel_div</text:user-field-get></text:p>
            <text:p text:style-name="P14"/>
          </table:table-cell>
        </table:table-row>
      </table:table>
      <text:p text:style-name="P4"><text:a xlink:type="simple" xlink:href="py3o:///if" text:style-name="Internet_20_link" text:visited-style-name="Visited_20_Internet_20_Link"><text:span text:style-name="T7">/if</text:span></text:a></text:p>
      <text:p text:style-name="P27"><text:a xlink:type="simple" xlink:href="py3o://if=&quot;seq.fk_type_seq.code=='conclu'&quot;" text:style-name="Internet_20_link" text:visited-style-name="Visited_20_Internet_20_Link"><text:span text:style-name="T6">if="seq.fk_type_seq.code=='conclu'"</text:span></text:a></text:p>
      <table:table table:name="Tableau10" table:style-name="Tableau10">
        <table:table-column table:style-name="Tableau10.A"/>
        <table:table-row table:style-name="TableLine94550010059856">
          <table:table-cell table:style-name="Tableau10.A1" office:value-type="string">
            <text:p text:style-name="P20"><text:span text:style-name="T19"><text:user-field-get text:name="py3o.seq.fk_type_seq.label">seq.fk_type_seq.label</text:user-field-get></text:span><text:span text:style-name="T17"><text:s/>: </text:span><text:span text:style-name="T20"><text:user-field-get text:name="py3o.seq.titre">seq.titre</text:user-field-get></text:span>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ext:soft-page-break/>
        <table:table-row table:style-name="TableLine94550010062112">
          <table:table-cell table:style-name="Tableau9.A1" office:value-type="string">
            <text:p text:style-name="P18"><text:span text:style-name="T2">Approche :</text:span> <text:user-field-get text:name="py3o.seq.fk_approche.label">seq.fk_approche.label</text:user-field-get><text:span text:style-name="T21">,</text:span><text:span text:style-name="T19"> </text:span><text:span text:style-name="T18">Modalité : </text:span><text:span text:style-name="T22"><text:user-field-get text:name="py3o.seq.fk_modalite.label">seq.fk_modalite.label</text:user-field-get></text:span></text:p>
          </table:table-cell>
          <table:table-cell table:style-name="Tableau9.A1" office:value-type="string">
            <text:p text:style-name="P18"><text:span text:style-name="T2">Durée :</text:span> <text:span text:style-name="T23"><text:user-field-get text:name="py3o.seq.fk_duree.label">seq.fk_duree.label</text:user-field-get></text:span></text:p>
          </table:table-cell>
        </table:table-row>
      </table:table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 table:style-name="TableLine94550010068736">
          <table:table-cell table:style-name="Tableau16.A1" office:value-type="string">
            <text:p text:style-name="P14"><text:user-field-get text:name="py3o.seq.description">seq.description</text:user-field-get></text:p>
            <text:p text:style-name="P14"/>
          </table:table-cell>
          <table:table-cell table:style-name="Tableau16.A1" office:value-type="string">
            <text:p text:style-name="P14"><text:user-field-get text:name="py3o.seq.objectifs">seq.objectifs</text:user-field-get></text:p>
            <text:p text:style-name="P14"/>
          </table:table-cell>
          <table:table-cell table:style-name="Tableau16.A1" office:value-type="string">
            <text:p text:style-name="P14"><text:user-field-get text:name="py3o.seq.materiel_div">seq.materiel_div</text:user-field-get></text:p>
            <text:p text:style-name="P14"/>
          </table:table-cell>
        </table:table-row>
      </table:table>
      <text:p text:style-name="P4"><text:a xlink:type="simple" xlink:href="py3o:///if" text:style-name="Internet_20_link" text:visited-style-name="Visited_20_Internet_20_Link"><text:span text:style-name="T6">/if</text:span></text:a></text:p>
      <text:p text:style-name="P2"><text:a xlink:type="simple" xlink:href="py3o:///for" text:style-name="Internet_20_link" text:visited-style-name="Visited_20_Internet_20_Link"><text:span text:style-name="T4">/for</text:span></text:a></text:p>
      <text:p text:style-name="P8">Après l’animation :</text:p>
      <text:p text:style-name="P7"><text:user-field-get text:name="py3o.animation.post_anim">animation.post_anim</text:user-field-get></text:p>
      <text:p text:style-name="P8">Public spécifique :</text:p>
      <text:p text:style-name="P9"><text:user-field-get text:name="py3o.animation.public_specifique">animation.public_specifique</text:user-field-get></text:p>
      <text:p text:style-name="P5"><text:a xlink:type="simple" xlink:href="py3o://for=%22tag%20in%20tags%22" text:style-name="Internet_20_link" text:visited-style-name="Visited_20_Internet_20_Link"><text:span text:style-name="T10">for="tag in tags"</text:span></text:a></text:p>
      <text:p text:style-name="P10"><draw:frame draw:style-name="fr1" draw:name="py3o.image(tag,'png',height='1.3cm',isb64=True)" text:anchor-type="as-char" svg:width="2cm" draw:z-index="1"><draw:text-box fo:min-height="0.499cm"><text:p text:style-name="P21"/></draw:text-box></draw:frame></text:p>
      <text:p text:style-name="P5"><text:a xlink:type="simple" xlink:href="py3o:///for" text:style-name="Internet_20_link" text:visited-style-name="Visited_20_Internet_20_Link"><text:span text:style-name="T1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text-align="center" style:justify-single-word="false"/>
      <style:text-properties style:font-name="FreeSans1" fo:font-size="16pt" style:text-underline-style="solid" style:text-underline-width="auto" style:text-underline-color="font-color" fo:font-weight="bold" officeooo:rsid="00493771" officeooo:paragraph-rsid="004bd14f" style:font-size-asian="14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457cm" svg:y="-0.753cm" svg:width="1.863cm" svg:height="1.863cm" draw:z-index="2"><draw:image xlink:href="Pictures/10000201000000DC000000DC04C1CEBC0480427B.png" xlink:type="simple" xlink:show="embed" xlink:actuate="onLoad" loext:mime-type="image/png"/></draw:frame>Plateforme de sessions pédagogiques du PNC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>
      <style:header>
        <text:p text:style-name="Header"/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0</meta:editing-cycles>
    <meta:editing-duration>P0D</meta:editing-duration>
    <meta:document-statistic meta:table-count="15" meta:image-count="1" meta:object-count="0" meta:page-count="2" meta:paragraph-count="55" meta:word-count="119" meta:character-count="1255" meta:non-whitespace-character-count="1190"/>
  </office:meta>
</office:document-meta>
</file>